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Alteração contratual / abertura</text:p>
          </table:table-cell>
          <table:table-cell table:style-name="ce39" office:value-type="float" office:value="5000" calcext:value-type="float">
            <text:p>5.00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2]-[.F2]" office:value-type="float" office:value="5000" calcext:value-type="float">
            <text:p>5.00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2])" office:value-type="float" office:value="5000" calcext:value-type="float">
            <text:p>5.00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7">00/00/0000</text:date></text:span><text:span text:style-name="MT2"><text:s/>- </text:span><text:span text:style-name="MT2"><text:time style:data-style-name="N2" text:time-value="13:55:20.816125609">00:00:00</text:time></text:span><text:span text:style-name="MT2"><text:s/></text:span></text:p>
        </style:region-center>
        <style:region-right>
          <text:p><text:span text:style-name="MT4">Ponto de Encontro Ref. Col. Ibiúna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onto de Encontro Refeições Coletiv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3:55:20.8186530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1-27T13:57:26.355426350</dc:date>
    <meta:print-date>2019-10-31T18:11:28.685825074</meta:print-date>
    <dc:language>pt-PT</dc:language>
    <meta:editing-cycles>581</meta:editing-cycles>
    <meta:editing-duration>P1DT8H49M49S</meta:editing-duration>
    <meta:document-statistic meta:table-count="1" meta:cell-count="16" meta:object-count="0"/>
    <meta:user-defined meta:name="Info 0"/>
    <meta:user-defined meta:name="Info 1"/>
    <meta:user-defined meta:name="Info 2"/>
    <meta:user-defined meta:name="Info 3"/>
  </office:meta>
</office:document-meta>
</file>